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4.496cm"/>
    </style:style>
    <style:style style:name="co5" style:family="table-column">
      <style:table-column-properties fo:break-before="auto" style:column-width="5.189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3.967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3.191cm"/>
    </style:style>
    <style:style style:name="co15" style:family="table-column">
      <style:table-column-properties fo:break-before="auto" style:column-width="2.3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/>
          <table:table-cell table:style-name="ce1" office:value-type="string">
            <text:p>Тип пули</text:p>
          </table:table-cell>
          <table:table-cell table:style-name="ce1" office:value-type="string">
            <text:p>Диаметр (cm)</text:p>
          </table:table-cell>
          <table:table-cell table:style-name="ce1" office:value-type="string">
            <text:p>Скорость полета пули (m/s)</text:p>
          </table:table-cell>
          <table:table-cell table:style-name="ce1" office:value-type="string">
            <text:p>Энергия (J)</text:p>
          </table:table-cell>
          <table:table-cell table:style-name="ce1" office:value-type="string">
            <text:p>Масса(g)</text:p>
          </table:table-cell>
          <table:table-cell table:style-name="ce1" office:value-type="string">
            <text:p>ОД пули/10</text:p>
          </table:table-cell>
          <table:table-cell table:style-name="ce1" office:value-type="string">
            <text:p>ОД пули по Жоссеру</text:p>
          </table:table-cell>
          <table:table-cell table:style-name="ce1" office:value-type="string">
            <text:p>ОД среднее</text:p>
          </table:table-cell>
          <table:table-cell table:style-name="ce1" office:value-type="string">
            <text:p>DamageMin</text:p>
          </table:table-cell>
          <table:table-cell table:style-name="ce1" office:value-type="string">
            <text:p>DamageMax</text:p>
          </table:table-cell>
          <table:table-cell table:style-name="ce1" office:value-type="string">
            <text:p>GameDmgMin</text:p>
          </table:table-cell>
          <table:table-cell table:style-name="ce1" office:value-type="string">
            <text:p>GameDmgMax</text:p>
          </table:table-cell>
        </table:table-row>
        <table:table-row table:style-name="ro2">
          <table:table-cell office:value-type="string">
            <text:p>DeagleFire</text:p>
          </table:table-cell>
          <table:table-cell table:style-name="ce2" office:value-type="string">
            <text:p>.50 Action Express </text:p>
          </table:table-cell>
          <table:table-cell table:formula="of:=12.7/10" office:value-type="float" office:value="1.27">
            <text:p>1,27</text:p>
          </table:table-cell>
          <table:table-cell table:formula="of:=(398+430+470)/3" office:value-type="float" office:value="432.666666666667">
            <text:p>432,6666666667</text:p>
          </table:table-cell>
          <table:table-cell table:formula="of:=(1666+1918+2200)/3" office:value-type="float" office:value="1928">
            <text:p>1928</text:p>
          </table:table-cell>
          <table:table-cell table:formula="of:=(21+21+19)/3" office:value-type="float" office:value="20.3333333333333">
            <text:p>20,3333333333</text:p>
          </table:table-cell>
          <table:table-cell table:formula="of:=0.178*[.F2]*[.D2]*PI()*[.C2]*[.C2]/4*0.9/10" office:value-type="float" office:value="178.534377270918">
            <text:p>178,5343772709</text:p>
          </table:table-cell>
          <table:table-cell table:formula="of:=[.F2]*[.D2]/2000*PI()*[.C2]*[.C2]/4" office:value-type="float" office:value="5.57223399721968">
            <text:p>5,5722339972</text:p>
          </table:table-cell>
          <table:table-cell table:formula="of:=([.G2]+[.H2])/2" office:value-type="float" office:value="92.0533056340691">
            <text:p>92,0533056341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string">
            <text:p>MKb42Fire</text:p>
          </table:table-cell>
          <table:table-cell office:value-type="string">
            <text:p>7.92×33mm Kurtz</text:p>
          </table:table-cell>
          <table:table-cell table:formula="of:=8.2/10" office:value-type="float" office:value="0.82">
            <text:p>0,82</text:p>
          </table:table-cell>
          <table:table-cell office:value-type="float" office:value="685">
            <text:p>685</text:p>
          </table:table-cell>
          <table:table-cell office:value-type="float" office:value="1909">
            <text:p>1909</text:p>
          </table:table-cell>
          <table:table-cell office:value-type="float" office:value="8.1">
            <text:p>8,1</text:p>
          </table:table-cell>
          <table:table-cell table:formula="of:=0.178*[.F3]*[.D3]*PI()*[.C3]*[.C3]/4*0.9/10" office:value-type="float" office:value="46.941362193107">
            <text:p>46,9413621931</text:p>
          </table:table-cell>
          <table:table-cell table:formula="of:=[.F3]*[.D3]/2000*PI()*[.C3]*[.C3]/4" office:value-type="float" office:value="1.46508621077113">
            <text:p>1,4650862108</text:p>
          </table:table-cell>
          <table:table-cell table:formula="of:=([.G3]+[.H3])/2" office:value-type="float" office:value="24.2032242019391">
            <text:p>24,2032242019</text:p>
          </table:table-cell>
          <table:table-cell table:formula="of:=[.C3]/[.C2]*[.D3]/[.D2]*[.E3]/[.E2]*[.F3]/[.F2]*[.J2]" office:value-type="float" office:value="38.304183377981">
            <text:p>38,304183378</text:p>
          </table:table-cell>
          <table:table-cell table:formula="of:=[.C3]/[.C2]*[.D3]/[.D2]*[.E3]/[.E2]*[.F3]/[.F2]*[.K2]" office:value-type="float" office:value="46.3682219838718">
            <text:p>46,3682219839</text:p>
          </table:table-cell>
          <table:table-cell table:number-columns-repeated="2"/>
        </table:table-row>
        <table:table-row table:style-name="ro2">
          <table:table-cell office:value-type="string">
            <text:p>SingleFire</text:p>
          </table:table-cell>
          <table:table-cell office:value-type="string">
            <text:p>9×19mm Parabellum</text:p>
          </table:table-cell>
          <table:table-cell table:formula="of:=9.93/10" office:value-type="float" office:value="0.993">
            <text:p>0,993</text:p>
          </table:table-cell>
          <table:table-cell table:formula="of:=(390+360+377+411+435)/5" office:value-type="float" office:value="394.6">
            <text:p>394,6</text:p>
          </table:table-cell>
          <table:table-cell table:formula="of:=(570+518+533+632+704)/5" office:value-type="float" office:value="591.4">
            <text:p>591,4</text:p>
          </table:table-cell>
          <table:table-cell table:formula="of:=(7.45+8.04+7.5+7.45+7.45)/5" office:value-type="float" office:value="7.578">
            <text:p>7,578</text:p>
          </table:table-cell>
          <table:table-cell table:formula="of:=0.178*[.F4]*[.D4]*PI()*[.C4]*[.C4]/4*0.9/10" office:value-type="float" office:value="37.0990314832027">
            <text:p>37,0990314832</text:p>
          </table:table-cell>
          <table:table-cell table:formula="of:=[.F4]*[.D4]/2000*PI()*[.C4]*[.C4]/4" office:value-type="float" office:value="1.1578973621474">
            <text:p>1,1578973621</text:p>
          </table:table-cell>
          <table:table-cell table:formula="of:=([.G4]+[.H4])/2" office:value-type="float" office:value="19.128464422675">
            <text:p>19,1284644227</text:p>
          </table:table-cell>
          <table:table-cell table:formula="of:=[.C4]/[.C2]*[.D4]/[.D2]*[.E4]/[.E2]*[.F4]/[.F2]*[.J2]" office:value-type="float" office:value="7.74449470678385">
            <text:p>7,7444947068</text:p>
          </table:table-cell>
          <table:table-cell table:formula="of:=[.C4]/[.C2]*[.D4]/[.D2]*[.E4]/[.E2]*[.F4]/[.F2]*[.K2]" office:value-type="float" office:value="9.37491464505413">
            <text:p>9,374914645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2">
          <table:table-cell/>
          <table:table-cell office:value-type="string">
            <text:p>7.62×39mm Rus</text:p>
          </table:table-cell>
          <table:table-cell table:formula="of:=7.92/10" office:value-type="float" office:value="0.792">
            <text:p>0,792</text:p>
          </table:table-cell>
          <table:table-cell table:formula="of:=(731.5+641.3+804.7+738)/4" office:value-type="float" office:value="728.875">
            <text:p>728,875</text:p>
          </table:table-cell>
          <table:table-cell table:formula="of:=(2073.6+2056.3+2460+2179)/4" office:value-type="float" office:value="2192.225">
            <text:p>2192,225</text:p>
          </table:table-cell>
          <table:table-cell table:formula="of:=(8+10+8+8)/4" office:value-type="float" office:value="8.5">
            <text:p>8,5</text:p>
          </table:table-cell>
          <table:table-cell table:formula="of:=0.178*[.F5]*[.D5]*PI()*[.C5]*[.C5]/4*0.9/10" office:value-type="float" office:value="48.8961580588589">
            <text:p>48,8961580589</text:p>
          </table:table-cell>
          <table:table-cell table:formula="of:=[.F5]*[.D5]/2000*PI()*[.C5]*[.C5]/4" office:value-type="float" office:value="1.52609731769222">
            <text:p>1,5260973177</text:p>
          </table:table-cell>
          <table:table-cell table:formula="of:=([.G5]+[.H5])/2" office:value-type="float" office:value="25.2111276882755">
            <text:p>25,2111276883</text:p>
          </table:table-cell>
          <table:table-cell table:formula="of:=[.C5]/[.C2]*[.D5]/[.D2]*[.E5]/[.E2]*[.F5]/[.F2]*[.J2]" office:value-type="float" office:value="47.4387377249905">
            <text:p>47,438737725</text:p>
          </table:table-cell>
          <table:table-cell table:formula="of:=[.C5]/[.C2]*[.D5]/[.D2]*[.E5]/[.E2]*[.F5]/[.F2]*[.K2]" office:value-type="float" office:value="57.4258404039359">
            <text:p>57,425840403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62×54mm Rus</text:p>
          </table:table-cell>
          <table:table-cell table:formula="of:=7.92/10" office:value-type="float" office:value="0.792">
            <text:p>0,792</text:p>
          </table:table-cell>
          <table:table-cell table:formula="of:=(797+786+800+865+805)/5" office:value-type="float" office:value="810.6">
            <text:p>810,6</text:p>
          </table:table-cell>
          <table:table-cell table:formula="of:=(3593+3614+3744+3629+3779)/5" office:value-type="float" office:value="3671.8">
            <text:p>3671,8</text:p>
          </table:table-cell>
          <table:table-cell table:formula="of:=(11.3+11.7+11.7+9.7+11.7)/5" office:value-type="float" office:value="11.22">
            <text:p>11,22</text:p>
          </table:table-cell>
          <table:table-cell table:formula="of:=0.178*[.F6]*[.D6]*PI()*[.C6]*[.C6]/4*0.9/10" office:value-type="float" office:value="71.7797948258817">
            <text:p>71,7797948259</text:p>
          </table:table-cell>
          <table:table-cell table:formula="of:=[.F6]*[.D6]/2000*PI()*[.C6]*[.C6]/4" office:value-type="float" office:value="2.24031819057059">
            <text:p>2,2403181906</text:p>
          </table:table-cell>
          <table:table-cell table:formula="of:=([.G6]+[.H6])/2" office:value-type="float" office:value="37.0100565082261">
            <text:p>37,0100565082</text:p>
          </table:table-cell>
          <table:table-cell table:formula="of:=[.C6]/[.C2]*[.D6]/[.D2]*[.E6]/[.E2]*[.F6]/[.F2]*[.J2]" office:value-type="float" office:value="116.641874973353">
            <text:p>116,6418749734</text:p>
          </table:table-cell>
          <table:table-cell table:formula="of:=[.C6]/[.C2]*[.D6]/[.D2]*[.E6]/[.E2]*[.F6]/[.F2]*[.K2]" office:value-type="float" office:value="141.19805917827">
            <text:p>141,198059178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,62x51mm NATO</text:p>
          </table:table-cell>
          <table:table-cell table:formula="of:=7.82/10" office:value-type="float" office:value="0.782">
            <text:p>0,782</text:p>
          </table:table-cell>
          <table:table-cell table:formula="of:=(850+790)/2" office:value-type="float" office:value="820">
            <text:p>820</text:p>
          </table:table-cell>
          <table:table-cell table:formula="of:=(3504+3526)/2" office:value-type="float" office:value="3515">
            <text:p>3515</text:p>
          </table:table-cell>
          <table:table-cell table:formula="of:=(9.7+11.3)/2" office:value-type="float" office:value="10.5">
            <text:p>10,5</text:p>
          </table:table-cell>
          <table:table-cell table:formula="of:=0.178*[.F7]*[.D7]*PI()*[.C7]*[.C7]/4*0.9/10" office:value-type="float" office:value="66.2474324031028">
            <text:p>66,2474324031</text:p>
          </table:table-cell>
          <table:table-cell table:formula="of:=[.F7]*[.D7]/2000*PI()*[.C7]*[.C7]/4" office:value-type="float" office:value="2.06764770296825">
            <text:p>2,067647703</text:p>
          </table:table-cell>
          <table:table-cell table:formula="of:=([.G7]+[.H7])/2" office:value-type="float" office:value="34.1575400530355">
            <text:p>34,157540053</text:p>
          </table:table-cell>
          <table:table-cell table:formula="of:=[.C7]/[.C2]*[.D7]/[.D2]*[.E7]/[.E2]*[.F7]/[.F2]*[.J2]" office:value-type="float" office:value="104.372496273879">
            <text:p>104,3724962739</text:p>
          </table:table-cell>
          <table:table-cell table:formula="of:=[.C7]/[.C2]*[.D7]/[.D2]*[.E7]/[.E2]*[.F7]/[.F2]*[.K2]" office:value-type="float" office:value="126.34565338417">
            <text:p>126,345653384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2,7x108mm Rus</text:p>
          </table:table-cell>
          <table:table-cell table:formula="of:=12.98/10" office:value-type="float" office:value="1.298">
            <text:p>1,298</text:p>
          </table:table-cell>
          <table:table-cell table:formula="of:=(860+770)/2" office:value-type="float" office:value="815">
            <text:p>815</text:p>
          </table:table-cell>
          <table:table-cell table:formula="of:=(19230+18540)/2" office:value-type="float" office:value="18885">
            <text:p>18885</text:p>
          </table:table-cell>
          <table:table-cell table:formula="of:=(52+59)/2" office:value-type="float" office:value="55.5">
            <text:p>55,5</text:p>
          </table:table-cell>
          <table:table-cell table:formula="of:=0.178*[.F8]*[.D8]*PI()*[.C8]*[.C8]/4*0.9/10" office:value-type="float" office:value="958.853747408969">
            <text:p>958,853747409</text:p>
          </table:table-cell>
          <table:table-cell table:formula="of:=[.F8]*[.D8]/2000*PI()*[.C8]*[.C8]/4" office:value-type="float" office:value="29.926771142602">
            <text:p>29,9267711426</text:p>
          </table:table-cell>
          <table:table-cell table:formula="of:=([.G8]+[.H8])/2" office:value-type="float" office:value="494.390259275785">
            <text:p>494,3902592758</text:p>
          </table:table-cell>
          <table:table-cell table:formula="of:=[.C8]/[.C2]*[.D8]/[.D2]*[.E8]/[.E2]*[.F8]/[.F2]*[.J2]" office:value-type="float" office:value="4889.82267622201">
            <text:p>4889,822676222</text:p>
          </table:table-cell>
          <table:table-cell table:formula="of:=[.C8]/[.C2]*[.D8]/[.D2]*[.E8]/[.E2]*[.F8]/[.F2]*[.K2]" office:value-type="float" office:value="5919.25902911085">
            <text:p>5919,259029110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2,7x99mm NATO</text:p>
          </table:table-cell>
          <table:table-cell table:formula="of:=12.95/10" office:value-type="float" office:value="1.295">
            <text:p>1,295</text:p>
          </table:table-cell>
          <table:table-cell table:formula="of:=(928+923+908+860+882)/5" office:value-type="float" office:value="900.2">
            <text:p>900,2</text:p>
          </table:table-cell>
          <table:table-cell table:formula="of:=(13144+13350+13971+13241+14895)/5" office:value-type="float" office:value="13720.2">
            <text:p>13720,2</text:p>
          </table:table-cell>
          <table:table-cell table:formula="of:=(42+42+45+49+52)/5" office:value-type="float" office:value="46">
            <text:p>46</text:p>
          </table:table-cell>
          <table:table-cell table:formula="of:=0.178*[.F9]*[.D9]*PI()*[.C9]*[.C9]/4*0.9/10" office:value-type="float" office:value="873.753181758113">
            <text:p>873,7531817581</text:p>
          </table:table-cell>
          <table:table-cell table:formula="of:=[.F9]*[.D9]/2000*PI()*[.C9]*[.C9]/4" office:value-type="float" office:value="27.2706985567451">
            <text:p>27,2706985567</text:p>
          </table:table-cell>
          <table:table-cell table:formula="of:=([.G9]+[.H9])/2" office:value-type="float" office:value="450.511940157429">
            <text:p>450,5119401574</text:p>
          </table:table-cell>
          <table:table-cell table:formula="of:=[.C9]/[.C2]*[.D9]/[.D2]*[.E9]/[.E2]*[.F9]/[.F2]*[.J2]" office:value-type="float" office:value="3244.7249448611">
            <text:p>3244,7249448611</text:p>
          </table:table-cell>
          <table:table-cell table:formula="of:=[.C9]/[.C2]*[.D9]/[.D2]*[.E9]/[.E2]*[.F9]/[.F2]*[.K2]" office:value-type="float" office:value="3927.82493325291">
            <text:p>3927,824933252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.338 Lapua Magnum (8.58x70mm)</text:p>
          </table:table-cell>
          <table:table-cell table:formula="of:=8.58/10" office:value-type="float" office:value="0.858">
            <text:p>0,858</text:p>
          </table:table-cell>
          <table:table-cell table:formula="of:=(1019+897+910+826+837)/5" office:value-type="float" office:value="897.8">
            <text:p>897,8</text:p>
          </table:table-cell>
          <table:table-cell table:formula="of:=(6734+6516+6634+6632+6810)/5" office:value-type="float" office:value="6665.2">
            <text:p>6665,2</text:p>
          </table:table-cell>
          <table:table-cell table:formula="of:=(12.96+16.2+16.2+19.44+19.44)/5" office:value-type="float" office:value="16.848">
            <text:p>16,848</text:p>
          </table:table-cell>
          <table:table-cell table:formula="of:=0.178*[.F10]*[.D10]*PI()*[.C10]*[.C10]/4*0.9/10" office:value-type="float" office:value="140.105415921762">
            <text:p>140,1054159218</text:p>
          </table:table-cell>
          <table:table-cell table:formula="of:=[.F10]*[.D10]/2000*PI()*[.C10]*[.C10]/4" office:value-type="float" office:value="4.37282821228969">
            <text:p>4,3728282123</text:p>
          </table:table-cell>
          <table:table-cell table:formula="of:=([.G10]+[.H10])/2" office:value-type="float" office:value="72.2391220670257">
            <text:p>72,239122067</text:p>
          </table:table-cell>
          <table:table-cell table:formula="of:=[.C10]/[.C2]*[.D10]/[.D2]*[.E10]/[.E2]*[.F10]/[.F2]*[.J2]" office:value-type="float" office:value="381.486580227189">
            <text:p>381,4865802272</text:p>
          </table:table-cell>
          <table:table-cell table:formula="of:=[.C10]/[.C2]*[.D10]/[.D2]*[.E10]/[.E2]*[.F10]/[.F2]*[.K2]" office:value-type="float" office:value="461.799544485545">
            <text:p>461,799544485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.45 ACP</text:p>
          </table:table-cell>
          <table:table-cell table:formula="of:=11.5/10" office:value-type="float" office:value="1.15">
            <text:p>1,15</text:p>
          </table:table-cell>
          <table:table-cell table:formula="of:=(373+320+330+270+250)/5" office:value-type="float" office:value="308.6">
            <text:p>308,6</text:p>
          </table:table-cell>
          <table:table-cell table:formula="of:=(835+590+702+561+477)/5" office:value-type="float" office:value="633">
            <text:p>633</text:p>
          </table:table-cell>
          <table:table-cell table:formula="of:=(12+12+13+15+15)/5" office:value-type="float" office:value="13.4">
            <text:p>13,4</text:p>
          </table:table-cell>
          <table:table-cell table:formula="of:=0.178*[.F11]*[.D11]*PI()*[.C11]*[.C11]/4*0.9/10" office:value-type="float" office:value="68.8095620814411">
            <text:p>68,8095620814</text:p>
          </table:table-cell>
          <table:table-cell table:formula="of:=[.F11]*[.D11]/2000*PI()*[.C11]*[.C11]/4" office:value-type="float" office:value="2.14761429717357">
            <text:p>2,1476142972</text:p>
          </table:table-cell>
          <table:table-cell table:formula="of:=([.G11]+[.H11])/2" office:value-type="float" office:value="35.4785881893073">
            <text:p>35,4785881893</text:p>
          </table:table-cell>
          <table:table-cell table:formula="of:=[.C11]/[.C2]*[.D11]/[.D2]*[.E11]/[.E2]*[.F11]/[.F2]*[.J2]" office:value-type="float" office:value="13.2755678653466">
            <text:p>13,2755678653</text:p>
          </table:table-cell>
          <table:table-cell table:formula="of:=[.C11]/[.C2]*[.D11]/[.D2]*[.E11]/[.E2]*[.F11]/[.F2]*[.K2]" office:value-type="float" office:value="16.0704242580512">
            <text:p>16,07042425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string">
            <text:p>9,39mm SP-5</text:p>
          </table:table-cell>
          <table:table-cell table:formula="of:=9.25/10" office:value-type="float" office:value="0.925">
            <text:p>0,925</text:p>
          </table:table-cell>
          <table:table-cell table:formula="of:=(280+320)/2" office:value-type="float" office:value="300">
            <text:p>300</text:p>
          </table:table-cell>
          <table:table-cell table:formula="of:=(658.5+860.1)/2" office:value-type="float" office:value="759.3">
            <text:p>759,3</text:p>
          </table:table-cell>
          <table:table-cell table:formula="of:=(16.1+16.8)/2" office:value-type="float" office:value="16.45">
            <text:p>16,45</text:p>
          </table:table-cell>
          <table:table-cell table:formula="of:=0.178*[.F12]*[.D12]*PI()*[.C12]*[.C12]/4*0.9/10" office:value-type="float" office:value="53.1279447510172">
            <text:p>53,127944751</text:p>
          </table:table-cell>
          <table:table-cell table:formula="of:=[.F12]*[.D12]/2000*PI()*[.C12]*[.C12]/4" office:value-type="float" office:value="1.65817555402675">
            <text:p>1,658175554</text:p>
          </table:table-cell>
          <table:table-cell table:formula="of:=([.G12]+[.H12])/2" office:value-type="float" office:value="27.393060152522">
            <text:p>27,3930601525</text:p>
          </table:table-cell>
          <table:table-cell table:formula="of:=[.C12]/[.C2]*[.D12]/[.D2]*[.E12]/[.E2]*[.F12]/[.F2]*[.J2]" office:value-type="float" office:value="15.2859743448366">
            <text:p>15,2859743448</text:p>
          </table:table-cell>
          <table:table-cell table:formula="of:=[.C12]/[.C2]*[.D12]/[.D2]*[.E12]/[.E2]*[.F12]/[.F2]*[.K2]" office:value-type="float" office:value="18.5040742069075">
            <text:p>18,504074206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45-70 Government Rem 300 JHP</text:p>
          </table:table-cell>
          <table:table-cell table:formula="of:=11.6/10" office:value-type="float" office:value="1.16">
            <text:p>1,16</text:p>
          </table:table-cell>
          <table:table-cell office:value-type="float" office:value="630">
            <text:p>630</text:p>
          </table:table-cell>
          <table:table-cell office:value-type="float" office:value="3860">
            <text:p>3860</text:p>
          </table:table-cell>
          <table:table-cell office:value-type="float" office:value="19.44">
            <text:p>19,44</text:p>
          </table:table-cell>
          <table:table-cell table:formula="of:=0.178*[.F13]*[.D13]*PI()*[.C13]*[.C13]/4*0.9/10" office:value-type="float" office:value="207.350545196359">
            <text:p>207,3505451964</text:p>
          </table:table-cell>
          <table:table-cell table:formula="of:=[.F13]*[.D13]/2000*PI()*[.C13]*[.C13]/4" office:value-type="float" office:value="6.47161501861295">
            <text:p>6,4716150186</text:p>
          </table:table-cell>
          <table:table-cell table:formula="of:=([.G13]+[.H13])/2" office:value-type="float" office:value="106.911080107486">
            <text:p>106,9110801075</text:p>
          </table:table-cell>
          <table:table-cell table:formula="of:=[.C13]/[.C2]*[.D13]/[.D3]*[.E13]/[.E3]*[.F13]/[.F2]*[.J2]" office:value-type="float" office:value="154.275480632903">
            <text:p>154,2754806329</text:p>
          </table:table-cell>
          <table:table-cell table:formula="of:=[.C13]/[.C2]*[.D13]/[.D3]*[.E13]/[.E3]*[.F13]/[.F2]*[.K2]" office:value-type="float" office:value="186.754529187198">
            <text:p>186,7545291872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.04.2013</text:date>, <text:time>17:01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8:26:19.37</meta:creation-date>
    <dc:date>2013-04-20T17:01:02.35</dc:date>
    <meta:editing-duration>PT3H59M39S</meta:editing-duration>
    <meta:editing-cycles>12</meta:editing-cycles>
    <meta:generator>OpenOffice.org/3.3$Win32 OpenOffice.org_project/330m20$Build-9567</meta:generator>
    <meta:document-statistic meta:table-count="3" meta:cell-count="139" meta:object-count="0"/>
  </office:meta>
</office:document-meta>
</file>